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y_pred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]=MODE([.B2:.D2]))" office:value-type="boolean" office:boolean-value="false" calcext:value-type="boolean">
            <text:p>FALSE</text:p>
          </table:table-cell>
          <table:table-cell table:formula="of:=COUNTIF([.E2:.E367];1)/366" office:value-type="float" office:value="0.691256830601093" calcext:value-type="float">
            <text:p>0.69125683060109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]=MODE([.B3:.D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]=MODE([.B4:.D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]=MODE([.B5:.D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]=MODE([.B6:.D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]=MODE([.B7:.D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]=MODE([.B8:.D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]=MODE([.B9:.D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]=MODE([.B10:.D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1]=MODE([.B11:.D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]=MODE([.B12:.D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]=MODE([.B13:.D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]=MODE([.B14:.D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]=MODE([.B15:.D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]=MODE([.B16:.D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]=MODE([.B17:.D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]=MODE([.B18:.D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9]=MODE([.B19:.D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0]=MODE([.B20:.D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]=MODE([.B21:.D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]=MODE([.B22:.D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]=MODE([.B23:.D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]=MODE([.B24:.D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]=MODE([.B25:.D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]=MODE([.B26:.D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]=MODE([.B27:.D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]=MODE([.B28:.D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]=MODE([.B29:.D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0]=MODE([.B30:.D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]=MODE([.B31:.D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]=MODE([.B32:.D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3]=MODE([.B33:.D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]=MODE([.B34:.D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]=MODE([.B35:.D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]=MODE([.B36:.D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]=MODE([.B37:.D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]=MODE([.B38:.D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9]=MODE([.B39:.D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]=MODE([.B40:.D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]=MODE([.B41:.D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]=MODE([.B42:.D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3]=MODE([.B43:.D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4]=MODE([.B44:.D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]=MODE([.B45:.D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6]=MODE([.B46:.D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7]=MODE([.B47:.D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]=MODE([.B48:.D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]=MODE([.B49:.D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]=MODE([.B50:.D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]=MODE([.B51:.D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]=MODE([.B52:.D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]=MODE([.B53:.D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4]=MODE([.B54:.D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5]=MODE([.B55:.D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]=MODE([.B56:.D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]=MODE([.B57:.D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]=MODE([.B58:.D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]=MODE([.B59:.D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]=MODE([.B60:.D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]=MODE([.B61:.D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2]=MODE([.B62:.D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3]=MODE([.B63:.D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]=MODE([.B64:.D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5]=MODE([.B65:.D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6]=MODE([.B66:.D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7]=MODE([.B67:.D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8]=MODE([.B68:.D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9]=MODE([.B69:.D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0]=MODE([.B70:.D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1]=MODE([.B71:.D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2]=MODE([.B72:.D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3]=MODE([.B73:.D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4]=MODE([.B74:.D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5]=MODE([.B75:.D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6]=MODE([.B76:.D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7]=MODE([.B77:.D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8]=MODE([.B78:.D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9]=MODE([.B79:.D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80]=MODE([.B80:.D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1]=MODE([.B81:.D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2]=MODE([.B82:.D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3]=MODE([.B83:.D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4]=MODE([.B84:.D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5]=MODE([.B85:.D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6]=MODE([.B86:.D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7]=MODE([.B87:.D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8]=MODE([.B88:.D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9]=MODE([.B89:.D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0]=MODE([.B90:.D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1]=MODE([.B91:.D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2]=MODE([.B92:.D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3]=MODE([.B93:.D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4]=MODE([.B94:.D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5]=MODE([.B95:.D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6]=MODE([.B96:.D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7]=MODE([.B97:.D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8]=MODE([.B98:.D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9]=MODE([.B99:.D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0]=MODE([.B100:.D1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1]=MODE([.B101:.D1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2]=MODE([.B102:.D1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3]=MODE([.B103:.D1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4]=MODE([.B104:.D1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5]=MODE([.B105:.D1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6]=MODE([.B106:.D1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7]=MODE([.B107:.D1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8]=MODE([.B108:.D1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9]=MODE([.B109:.D1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10]=MODE([.B110:.D1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1]=MODE([.B111:.D1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2]=MODE([.B112:.D1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3]=MODE([.B113:.D1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4]=MODE([.B114:.D1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5]=MODE([.B115:.D1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6]=MODE([.B116:.D1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7]=MODE([.B117:.D1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8]=MODE([.B118:.D1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9]=MODE([.B119:.D1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20]=MODE([.B120:.D1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1]=MODE([.B121:.D1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2]=MODE([.B122:.D1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3]=MODE([.B123:.D1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4]=MODE([.B124:.D1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5]=MODE([.B125:.D1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6]=MODE([.B126:.D1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7]=MODE([.B127:.D1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8]=MODE([.B128:.D1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9]=MODE([.B129:.D1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0]=MODE([.B130:.D1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1]=MODE([.B131:.D1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2]=MODE([.B132:.D1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3]=MODE([.B133:.D1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4]=MODE([.B134:.D1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5]=MODE([.B135:.D1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36]=MODE([.B136:.D1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7]=MODE([.B137:.D1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8]=MODE([.B138:.D1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9]=MODE([.B139:.D1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40]=MODE([.B140:.D1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1]=MODE([.B141:.D1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2]=MODE([.B142:.D1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43]=MODE([.B143:.D1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44]=MODE([.B144:.D1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45]=MODE([.B145:.D1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6]=MODE([.B146:.D1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7]=MODE([.B147:.D1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8]=MODE([.B148:.D1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9]=MODE([.B149:.D1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50]=MODE([.B150:.D1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1]=MODE([.B151:.D1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2]=MODE([.B152:.D1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3]=MODE([.B153:.D1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4]=MODE([.B154:.D1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5]=MODE([.B155:.D1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6]=MODE([.B156:.D1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7]=MODE([.B157:.D1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8]=MODE([.B158:.D1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59]=MODE([.B159:.D1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0]=MODE([.B160:.D1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61]=MODE([.B161:.D1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2]=MODE([.B162:.D1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63]=MODE([.B163:.D1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4]=MODE([.B164:.D1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5]=MODE([.B165:.D1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6]=MODE([.B166:.D1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7]=MODE([.B167:.D1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8]=MODE([.B168:.D1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9]=MODE([.B169:.D1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70]=MODE([.B170:.D1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71]=MODE([.B171:.D1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2]=MODE([.B172:.D1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3]=MODE([.B173:.D1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4]=MODE([.B174:.D1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5]=MODE([.B175:.D1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6]=MODE([.B176:.D1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7]=MODE([.B177:.D1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8]=MODE([.B178:.D1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9]=MODE([.B179:.D1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80]=MODE([.B180:.D1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1]=MODE([.B181:.D1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82]=MODE([.B182:.D1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3]=MODE([.B183:.D1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4]=MODE([.B184:.D1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85]=MODE([.B185:.D1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6]=MODE([.B186:.D1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7]=MODE([.B187:.D1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8]=MODE([.B188:.D1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9]=MODE([.B189:.D1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90]=MODE([.B190:.D1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91]=MODE([.B191:.D1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92]=MODE([.B192:.D1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3]=MODE([.B193:.D1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4]=MODE([.B194:.D1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5]=MODE([.B195:.D1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6]=MODE([.B196:.D1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97]=MODE([.B197:.D1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8]=MODE([.B198:.D1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99]=MODE([.B199:.D1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0]=MODE([.B200:.D2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01]=MODE([.B201:.D2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2]=MODE([.B202:.D2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03]=MODE([.B203:.D2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04]=MODE([.B204:.D2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5]=MODE([.B205:.D2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6]=MODE([.B206:.D2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7]=MODE([.B207:.D2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8]=MODE([.B208:.D2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9]=MODE([.B209:.D2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10]=MODE([.B210:.D2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1]=MODE([.B211:.D2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2]=MODE([.B212:.D2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3]=MODE([.B213:.D2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4]=MODE([.B214:.D2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5]=MODE([.B215:.D2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6]=MODE([.B216:.D2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17]=MODE([.B217:.D2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18]=MODE([.B218:.D2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19]=MODE([.B219:.D2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0]=MODE([.B220:.D2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1]=MODE([.B221:.D2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22]=MODE([.B222:.D2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3]=MODE([.B223:.D2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24]=MODE([.B224:.D2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5]=MODE([.B225:.D2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6]=MODE([.B226:.D2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7]=MODE([.B227:.D2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8]=MODE([.B228:.D2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9]=MODE([.B229:.D2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0]=MODE([.B230:.D2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1]=MODE([.B231:.D2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2]=MODE([.B232:.D2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3]=MODE([.B233:.D2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4]=MODE([.B234:.D2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5]=MODE([.B235:.D2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36]=MODE([.B236:.D2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7]=MODE([.B237:.D2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8]=MODE([.B238:.D2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9]=MODE([.B239:.D2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0]=MODE([.B240:.D2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41]=MODE([.B241:.D2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42]=MODE([.B242:.D2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3]=MODE([.B243:.D2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44]=MODE([.B244:.D2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5]=MODE([.B245:.D2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6]=MODE([.B246:.D2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47]=MODE([.B247:.D2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8]=MODE([.B248:.D2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9]=MODE([.B249:.D2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0]=MODE([.B250:.D2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1]=MODE([.B251:.D2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52]=MODE([.B252:.D2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3]=MODE([.B253:.D2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4]=MODE([.B254:.D2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55]=MODE([.B255:.D2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56]=MODE([.B256:.D2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57]=MODE([.B257:.D2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58]=MODE([.B258:.D2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59]=MODE([.B259:.D2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60]=MODE([.B260:.D2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61]=MODE([.B261:.D2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62]=MODE([.B262:.D2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63]=MODE([.B263:.D2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64]=MODE([.B264:.D2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5]=MODE([.B265:.D2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6]=MODE([.B266:.D2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67]=MODE([.B267:.D2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68]=MODE([.B268:.D2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69]=MODE([.B269:.D2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70]=MODE([.B270:.D2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71]=MODE([.B271:.D2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72]=MODE([.B272:.D2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73]=MODE([.B273:.D2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74]=MODE([.B274:.D2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75]=MODE([.B275:.D2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6]=MODE([.B276:.D2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7]=MODE([.B277:.D2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78]=MODE([.B278:.D2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9]=MODE([.B279:.D2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80]=MODE([.B280:.D2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81]=MODE([.B281:.D2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2]=MODE([.B282:.D2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3]=MODE([.B283:.D2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4]=MODE([.B284:.D2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85]=MODE([.B285:.D2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6]=MODE([.B286:.D2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7]=MODE([.B287:.D2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8]=MODE([.B288:.D2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9]=MODE([.B289:.D2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90]=MODE([.B290:.D2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91]=MODE([.B291:.D2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92]=MODE([.B292:.D2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93]=MODE([.B293:.D2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4]=MODE([.B294:.D2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95]=MODE([.B295:.D2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96]=MODE([.B296:.D2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97]=MODE([.B297:.D2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98]=MODE([.B298:.D2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99]=MODE([.B299:.D2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00]=MODE([.B300:.D3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01]=MODE([.B301:.D3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02]=MODE([.B302:.D3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3]=MODE([.B303:.D3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04]=MODE([.B304:.D3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05]=MODE([.B305:.D3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06]=MODE([.B306:.D3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07]=MODE([.B307:.D3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08]=MODE([.B308:.D3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09]=MODE([.B309:.D3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0]=MODE([.B310:.D3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1]=MODE([.B311:.D3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12]=MODE([.B312:.D3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13]=MODE([.B313:.D3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14]=MODE([.B314:.D3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15]=MODE([.B315:.D3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16]=MODE([.B316:.D3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7]=MODE([.B317:.D3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8]=MODE([.B318:.D3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9]=MODE([.B319:.D3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0]=MODE([.B320:.D3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21]=MODE([.B321:.D3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2]=MODE([.B322:.D3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3]=MODE([.B323:.D3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24]=MODE([.B324:.D3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25]=MODE([.B325:.D3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26]=MODE([.B326:.D3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7]=MODE([.B327:.D3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8]=MODE([.B328:.D3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9]=MODE([.B329:.D3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0]=MODE([.B330:.D3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1]=MODE([.B331:.D3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32]=MODE([.B332:.D3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3]=MODE([.B333:.D3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4]=MODE([.B334:.D3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35]=MODE([.B335:.D3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6]=MODE([.B336:.D3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7]=MODE([.B337:.D3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8]=MODE([.B338:.D3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39]=MODE([.B339:.D3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40]=MODE([.B340:.D3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41]=MODE([.B341:.D3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2]=MODE([.B342:.D3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3]=MODE([.B343:.D3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44]=MODE([.B344:.D3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45]=MODE([.B345:.D3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6]=MODE([.B346:.D3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7]=MODE([.B347:.D3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8]=MODE([.B348:.D3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49]=MODE([.B349:.D3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50]=MODE([.B350:.D3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1]=MODE([.B351:.D3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2]=MODE([.B352:.D3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3]=MODE([.B353:.D3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54]=MODE([.B354:.D3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55]=MODE([.B355:.D3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6]=MODE([.B356:.D3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7]=MODE([.B357:.D3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8]=MODE([.B358:.D3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59]=MODE([.B359:.D3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60]=MODE([.B360:.D3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61]=MODE([.B361:.D3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62]=MODE([.B362:.D3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63]=MODE([.B363:.D3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64]=MODE([.B364:.D3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65]=MODE([.B365:.D3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66]=MODE([.B366:.D3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67]=MODE([.B367:.D367]))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9T21:10:21.584974994</dc:date>
    <meta:editing-duration>PT1M16S</meta:editing-duration>
    <meta:editing-cycles>1</meta:editing-cycles>
    <meta:document-statistic meta:table-count="1" meta:cell-count="1835" meta:object-count="0"/>
  </office:meta>
</office:document-meta>
</file>